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Pictures/100000000000026C000001162C628D1668D3E76A.png" manifest:media-type="image/png"/>
  <manifest:file-entry manifest:full-path="Pictures/10000000000001F4000001F5B58987457062A97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top" draw:auto-grow-height="false" fo:min-height="5.492cm" fo:min-width="8.136cm"/>
    </style:style>
    <style:style style:name="gr2" style:family="graphic" style:parent-style-name="standard">
      <style:graphic-properties draw:fill-color="#ffffff" draw:textarea-horizontal-align="justify" draw:textarea-vertical-align="top" draw:auto-grow-height="false" fo:min-height="11.942cm" fo:min-width="8.13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2.958cm" fo:min-width="8.136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7.116cm" fo:min-width="8.136cm"/>
    </style:style>
    <style:style style:name="gr5" style:family="graphic" style:parent-style-name="standard">
      <style:graphic-properties draw:textarea-horizontal-align="justify" draw:textarea-vertical-align="middle" draw:auto-grow-height="false" fo:min-height="0.512cm" fo:min-width="3.818cm"/>
    </style:style>
    <style:style style:name="gr6" style:family="graphic" style:parent-style-name="standard">
      <style:graphic-properties draw:textarea-horizontal-align="justify" draw:textarea-vertical-align="middle" draw:auto-grow-height="false" fo:min-height="0.512cm" fo:min-width="5.342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6.038cm" fo:min-width="6.68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1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textarea-horizontal-align="justify" draw:textarea-vertical-align="middle" draw:auto-grow-height="false" fo:min-height="0.512cm" fo:min-width="7.628cm"/>
    </style:style>
    <style:style style:name="gr13" style:family="graphic" style:parent-style-name="standard">
      <style:graphic-properties draw:fill-color="#ffffff" draw:textarea-horizontal-align="justify" draw:textarea-vertical-align="top" draw:auto-grow-height="false" fo:min-height="2.952cm" fo:min-width="8.136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5.084cm" fo:min-width="8.136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2.916cm" style:use-optimal-column-width="false"/>
    </style:style>
    <style:style style:name="co2" style:family="table-column">
      <style:table-column-properties style:column-width="3.849cm" style:use-optimal-column-width="false"/>
    </style:style>
    <style:style style:name="co3" style:family="table-column">
      <style:table-column-properties style:column-width="1.706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0.735cm"/>
    </style:style>
    <style:style style:name="ce1" style:family="table-cell">
      <style:paragraph-properties fo:text-align="center"/>
      <style:text-properties fo:color="#2a6099" fo:font-size="12pt" fo:font-weight="bold" style:font-size-asian="12pt" style:font-weight-asian="bold" style:font-size-complex="12pt" style:font-weight-complex="bold"/>
    </style:style>
    <style:style style:name="ce2" style:family="table-cell">
      <style:paragraph-properties fo:text-align="center"/>
      <style:text-properties fo:font-size="12pt" style:font-size-asian="12pt" style:font-size-complex="12pt"/>
    </style:style>
    <style:style style:name="ce3" style:family="table-cell">
      <style:paragraph-properties fo:text-align="center"/>
      <style:text-properties fo:color="#2a6099" fo:font-size="11pt" style:font-size-asian="11pt" style:font-size-complex="11pt"/>
    </style:style>
    <style:style style:name="P1" style:family="paragraph">
      <style:paragraph-properties fo:margin-left="0.152cm" fo:margin-right="0.051cm" fo:margin-top="0.051cm" fo:margin-bottom="0.051cm" fo:text-align="start" fo:text-indent="0cm"/>
    </style:style>
    <style:style style:name="P2" style:family="paragraph">
      <loext:graphic-properties draw:fill-color="#ffffff"/>
      <style:paragraph-properties fo:margin-left="0.152cm" fo:margin-right="0.051cm" fo:margin-top="0.051cm" fo:margin-bottom="0.051cm" fo:text-align="start" fo:text-indent="0cm"/>
      <style:text-properties fo:font-size="12pt" style:font-size-asian="12pt" style:font-size-complex="12pt"/>
    </style:style>
    <style:style style:name="P3" style:family="paragraph">
      <loext:graphic-properties draw:fill-color="#ffffff"/>
      <style:paragraph-properties fo:margin-left="0.152cm" fo:margin-right="0.051cm" fo:margin-top="0.051cm" fo:margin-bottom="0.051cm" fo:text-align="start" fo:text-indent="0cm">
        <style:tab-stops>
          <style:tab-stop style:position="1.118cm" style:type="center"/>
          <style:tab-stop style:position="3.656cm" style:type="center"/>
          <style:tab-stop style:position="6.194cm" style:type="center"/>
        </style:tab-stops>
      </style:paragraph-properties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  <style:text-properties fo:color="#ffffff"/>
    </style:style>
    <style:style style:name="P6" style:family="paragraph">
      <style:paragraph-properties fo:text-align="start"/>
      <style:text-properties fo:color="#ffffff"/>
    </style:style>
    <style:style style:name="P7" style:family="paragraph">
      <style:paragraph-properties fo:text-align="center"/>
      <style:text-properties fo:color="#2a6099" fo:font-size="11pt"/>
    </style:style>
    <style:style style:name="P8" style:family="paragraph">
      <loext:graphic-properties draw:fill="none" draw:fill-color="#ffffff"/>
      <style:paragraph-properties fo:text-align="center"/>
      <style:text-properties fo:color="#2a6099" fo:font-size="11pt"/>
    </style:style>
    <style:style style:name="P9" style:family="paragraph">
      <style:paragraph-properties fo:text-align="center"/>
      <style:text-properties fo:color="#2a6099"/>
    </style:style>
    <style:style style:name="P10" style:family="paragraph">
      <style:paragraph-properties fo:text-align="center"/>
      <style:text-properties fo:color="#2a6099" fo:font-size="12pt"/>
    </style:style>
    <style:style style:name="P11" style:family="paragraph">
      <loext:graphic-properties draw:fill="none" draw:fill-color="#ffffff"/>
      <style:paragraph-properties fo:text-align="center"/>
      <style:text-properties fo:color="#2a6099" fo:font-size="12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color="#2a6099" fo:font-size="12pt" fo:font-weight="bold" style:font-size-asian="12pt" style:font-weight-asian="bold" style:font-size-complex="12pt" style:font-weight-complex="bold"/>
    </style:style>
    <style:style style:name="P14" style:family="paragraph">
      <style:paragraph-properties fo:text-align="center"/>
      <style:text-properties fo:color="#2a6099" fo:font-size="11pt" style:font-size-asian="11pt" style:font-size-complex="11pt"/>
    </style:style>
    <style:style style:name="P15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2a6099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8.636cm" svg:height="5.742cm" svg:x="1.524cm" svg:y="8.89cm">
          <text:p text:style-name="P1"><text:span text:style-name="T1"/></text:p>
          <text:p text:style-name="P1"><text:span text:style-name="T2">F</text:span><text:span text:style-name="T2">or</text:span><text:span text:style-name="T2">c</text:span><text:span text:style-name="T2">e </text:span><text:span text:style-name="T2">:</text:span></text:p>
          <text:p text:style-name="P1"><text:span text:style-name="T2"/></text:p>
          <text:p text:style-name="P1"><text:span text:style-name="T2">A</text:span><text:span text:style-name="T2">gi</text:span><text:span text:style-name="T2">lit</text:span><text:span text:style-name="T2">é </text:span><text:span text:style-name="T2">:</text:span></text:p>
          <text:p text:style-name="P1"><text:span text:style-name="T2"/></text:p>
          <text:p text:style-name="P1"><text:span text:style-name="T2">P</text:span><text:span text:style-name="T2">o</text:span><text:span text:style-name="T2">u</text:span><text:span text:style-name="T2">v</text:span><text:span text:style-name="T2">oi</text:span><text:span text:style-name="T2">r :</text:span></text:p>
          <text:p text:style-name="P1"><text:span text:style-name="T2"/></text:p>
          <text:p text:style-name="P1"><text:span text:style-name="T2">L</text:span><text:span text:style-name="T2">u</text:span><text:span text:style-name="T2">m</text:span><text:span text:style-name="T2">iè</text:span><text:span text:style-name="T2">re</text:span><text:span text:style-name="T2"> :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636cm" svg:height="12.192cm" svg:x="10.922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8.636cm" svg:height="13.208cm" svg:x="1.524cm" svg:y="15.4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636cm" svg:height="7.366cm" svg:x="10.922cm" svg:y="15.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318cm" svg:height="0.762cm" svg:x="14.986cm" svg:y="14.986cm">
          <text:p text:style-name="P5"><text:span text:style-name="T3">Don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842cm" svg:height="0.762cm" svg:x="1.778cm" svg:y="14.986cm">
          <text:p text:style-name="P6"><text:span text:style-name="T3">Compétenc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.16cm" svg:height="8.89cm" svg:x="5.464cm" svg:y="10.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frame draw:style-name="gr8" draw:text-style-name="P8" draw:layer="layout" svg:width="2.327cm" svg:height="0.683cm" svg:x="9.379cm" svg:y="18.25cm">
            <draw:text-box>
              <text:p text:style-name="P7">Correct : 0</text:p>
            </draw:text-box>
          </draw:frame>
          <draw:frame draw:style-name="gr9" draw:text-style-name="P9" draw:layer="layout" svg:width="6.349cm" svg:height="6.362cm" svg:x="7.413cm" svg:y="11.888cm">
            <draw:image xlink:href="Pictures/10000000000001F4000001F5B58987457062A976.png" xlink:type="simple" xlink:show="embed" xlink:actuate="onLoad" loext:mime-type="image/png">
              <text:p/>
            </draw:image>
          </draw:frame>
          <draw:frame draw:style-name="gr8" draw:text-style-name="P8" draw:layer="layout" svg:width="2.077cm" svg:height="1.115cm" svg:x="13.469cm" svg:y="13.832cm">
            <draw:text-box>
              <text:p text:style-name="P7">Excellent<text:line-break/>+2</text:p>
            </draw:text-box>
          </draw:frame>
          <draw:frame draw:style-name="gr10" draw:text-style-name="P8" draw:layer="layout" svg:width="1.27cm" svg:height="1.199cm" svg:x="13cm" svg:y="16.697cm">
            <draw:text-box>
              <text:p text:style-name="P7">Bon</text:p>
              <text:p text:style-name="P7">+1</text:p>
            </draw:text-box>
          </draw:frame>
          <draw:frame draw:style-name="gr8" draw:text-style-name="P8" draw:layer="layout" svg:width="2.534cm" svg:height="1.115cm" svg:x="11.73cm" svg:y="11.646cm">
            <draw:text-box>
              <text:p text:style-name="P7"><text:span text:style-name="T4">Fantastique</text:span><text:span text:style-name="T4"><text:line-break/></text:span><text:span text:style-name="T4">+3</text:span></text:p>
            </draw:text-box>
          </draw:frame>
          <draw:frame draw:style-name="gr10" draw:text-style-name="P11" draw:layer="layout" svg:width="2.286cm" svg:height="1.199cm" svg:x="6.088cm" svg:y="16.697cm">
            <draw:text-box>
              <text:p text:style-name="P10">Médiocre</text:p>
              <text:p text:style-name="P10">-1</text:p>
            </draw:text-box>
          </draw:frame>
          <draw:frame draw:style-name="gr10" draw:text-style-name="P8" draw:layer="layout" svg:width="2.286cm" svg:height="1.199cm" svg:x="5.634cm" svg:y="13.832cm">
            <draw:text-box>
              <text:p text:style-name="P7">Mauvais</text:p>
              <text:p text:style-name="P7">-2</text:p>
            </draw:text-box>
          </draw:frame>
          <draw:frame draw:style-name="gr8" draw:text-style-name="P8" draw:layer="layout" svg:width="2.534cm" svg:height="1.115cm" svg:x="6.75cm" svg:y="11.646cm">
            <draw:text-box>
              <text:p text:style-name="P7"><text:span text:style-name="T4">Lamentable</text:span><text:span text:style-name="T4"><text:line-break/></text:span><text:span text:style-name="T4">-3</text:span></text:p>
            </draw:text-box>
          </draw:frame>
        </draw:g>
        <draw:frame draw:style-name="gr11" draw:text-style-name="P12" draw:layer="layout" svg:width="6.949cm" svg:height="3.115cm" svg:x="2.503cm" svg:y="0.762cm">
          <draw:image xlink:href="Pictures/100000000000026C000001162C628D1668D3E76A.png" xlink:type="simple" xlink:show="embed" xlink:actuate="onLoad" loext:mime-type="image/png">
            <text:p/>
          </draw:image>
        </draw:frame>
        <draw:custom-shape draw:style-name="gr12" draw:text-style-name="P5" draw:layer="layout" svg:width="8.128cm" svg:height="0.762cm" svg:x="1.778cm" svg:y="8.374cm">
          <text:p text:style-name="P5"><text:span text:style-name="T3">Charactéristique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8.636cm" svg:height="3.202cm" svg:x="1.524cm" svg:y="4.672cm">
          <text:p text:style-name="P1"><text:span text:style-name="T1"/></text:p>
          <text:p text:style-name="P1"><text:span text:style-name="T2">Nom :</text:span></text:p>
          <text:p text:style-name="P1"><text:span text:style-name="T2"/></text:p>
          <text:p text:style-name="P1"><text:span text:style-name="T2">Age :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8.128cm" svg:height="0.762cm" svg:x="1.778cm" svg:y="4.164cm">
          <text:p text:style-name="P5"><text:span text:style-name="T3">Personnage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8.128cm" svg:height="0.762cm" svg:x="11.176cm" svg:y="2.07cm">
          <text:p text:style-name="P5"><text:span text:style-name="T3">Blessures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8.47cm" svg:height="7.094cm" svg:x="10.986cm" svg:y="3.376cm">
          <table:table table:template-name="bw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3">Dommages</text:p>
              </table:table-cell>
              <table:table-cell>
                <text:p text:style-name="P13">Blessures</text:p>
              </table:table-cell>
              <table:table-cell>
                <text:p text:style-name="P13">Effets</text:p>
              </table:table-cell>
            </table:table-row>
            <table:table-row table:style-name="ro2" table:default-cell-style-name="ce2">
              <table:table-cell/>
              <table:table-cell/>
              <table:table-cell/>
            </table:table-row>
            <table:table-row table:style-name="ro2" table:default-cell-style-name="ce3">
              <table:table-cell>
                <text:p text:style-name="P14">1-2</text:p>
              </table:table-cell>
              <table:table-cell>
                <text:p text:style-name="P14">Egratignure</text:p>
                <text:p text:style-name="P14">OOO</text:p>
              </table:table-cell>
              <table:table-cell>
                <text:p text:style-name="P14">-</text:p>
              </table:table-cell>
            </table:table-row>
            <table:table-row table:style-name="ro2" table:default-cell-style-name="ce3">
              <table:table-cell>
                <text:p text:style-name="P14">3-4</text:p>
              </table:table-cell>
              <table:table-cell>
                <text:p text:style-name="P14">Blessé</text:p>
                <text:p text:style-name="P14">O</text:p>
              </table:table-cell>
              <table:table-cell>
                <text:p text:style-name="P14">-1</text:p>
              </table:table-cell>
            </table:table-row>
            <table:table-row table:style-name="ro2" table:default-cell-style-name="ce3">
              <table:table-cell>
                <text:p text:style-name="P14">5-6</text:p>
              </table:table-cell>
              <table:table-cell>
                <text:p text:style-name="P14">Gravement blessé</text:p>
                <text:p text:style-name="P14">O</text:p>
              </table:table-cell>
              <table:table-cell>
                <text:p text:style-name="P14">-2</text:p>
              </table:table-cell>
            </table:table-row>
            <table:table-row table:style-name="ro2" table:default-cell-style-name="ce3">
              <table:table-cell>
                <text:p text:style-name="P14">7-8</text:p>
              </table:table-cell>
              <table:table-cell>
                <text:p text:style-name="P14">Immobilisé</text:p>
                <text:p text:style-name="P14">O</text:p>
              </table:table-cell>
              <table:table-cell>
                <text:p text:style-name="P14">x</text:p>
              </table:table-cell>
            </table:table-row>
            <table:table-row table:style-name="ro2" table:default-cell-style-name="ce3">
              <table:table-cell>
                <text:p text:style-name="P14">9+</text:p>
              </table:table-cell>
              <table:table-cell>
                <text:p text:style-name="P14">Mort imminente</text:p>
                <text:p text:style-name="P14">O</text:p>
              </table:table-cell>
              <table:table-cell>
                <text:p text:style-name="P14">x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4" draw:text-style-name="P4" draw:layer="layout" svg:width="8.636cm" svg:height="5.334cm" svg:x="10.922cm" svg:y="23.36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8.128cm" svg:height="0.762cm" svg:x="11.176cm" svg:y="22.86cm">
          <text:p text:style-name="P5"><text:span text:style-name="T3">Défau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53cm" fo:margin-bottom="0cm" fo:text-indent="0cm"/>
      <style:text-properties fo:font-size="52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65cm" fo:margin-bottom="0cm" fo:text-indent="0cm"/>
      <style:text-properties fo:font-size="45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76cm" fo:margin-bottom="0cm" fo:text-indent="0cm"/>
      <style:text-properties fo:font-size="3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8.899cm" svg:height="4.957cm" svg:x="1.05cm" svg:y="1.183cm" presentation:class="title" presentation:placeholder="true">
        <draw:text-box/>
      </draw:frame>
      <draw:frame presentation:style-name="Default-outline1" draw:layer="backgroundobjects" svg:width="18.899cm" svg:height="17.225cm" svg:x="1.05cm" svg:y="6.948cm" presentation:class="outline" presentation:placeholder="true">
        <draw:text-box/>
      </draw:frame>
      <draw:frame presentation:style-name="Mpr1" draw:text-style-name="MP2" draw:layer="backgroundobjects" svg:width="4.892cm" svg:height="2.046cm" svg:x="1.05cm" svg:y="27.05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656cm" svg:height="2.046cm" svg:x="7.181cm" svg:y="27.05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892cm" svg:height="2.046cm" svg:x="15.056cm" svg:y="27.055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22T15:25:27.145871346</meta:creation-date>
    <dc:date>2021-12-22T16:45:40.007100422</dc:date>
    <meta:editing-duration>PT48M29S</meta:editing-duration>
    <meta:editing-cycles>13</meta:editing-cycles>
    <meta:generator>LibreOffice/6.1.5.2$Linux_X86_64 LibreOffice_project/10$Build-2</meta:generator>
    <meta:document-statistic meta:object-count="47"/>
  </office:meta>
</office:document-meta>
</file>